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IFSUser.getDomain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FSUser.authenticate( String passwor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IFSUs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IFSUser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IFSUser.readProperties( File configurationDire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IFSUser.CIFSUser( ItemManager itemManager , Logger logger , String id , String fullName , String email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FSUser.getDomai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FSUser.CIFSUser( ItemManager item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